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417A63D2D72C48C2.png" manifest:media-type="image/png"/>
  <manifest:file-entry manifest:full-path="Pictures/1000000000000111000000E954386B088333C6F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 style:shadow="none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3.5625in"/>
    </style:style>
    <style:style style:name="Table3.C" style:family="table-column">
      <style:table-column-properties style:column-width="1.6146in"/>
    </style:style>
    <style:style style:name="Table3.A1" style:family="table-cell">
      <style:table-cell-properties style:vertical-align=""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background-color="#66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style:vertical-align="" fo:padding="0.0382in" fo:border-left="none" fo:border-right="none" fo:border-top="0.05pt solid #000000" fo:border-bottom="0.05pt solid #000000"/>
    </style:style>
    <style:style style:name="Table3.C2" style:family="table-cell">
      <style:table-cell-properties style:vertical-align="" fo:padding="0.0382in" fo:border-left="none" fo:border-right="0.05pt solid #000000" fo:border-top="0.05pt solid #000000" fo:border-bottom="0.05pt solid #000000"/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24df7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2effe3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2e41" officeooo:paragraph-rsid="002b6b47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0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1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c2e41" officeooo:paragraph-rsid="003098d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2ccfc5" fo:background-color="transparent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303a16" fo:background-color="transparent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34b728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fo:font-weight="bold" officeooo:rsid="000c2e41" officeooo:paragraph-rsid="0034e7a4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2e41" officeooo:paragraph-rsid="002a9581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3333ff" style:font-name="Arial" fo:font-size="12pt" fo:font-weight="bold" officeooo:rsid="000c2e41" officeooo:paragraph-rsid="00182702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T5" style:family="text">
      <style:text-properties officeooo:rsid="00182702"/>
    </style:style>
    <style:style style:name="T6" style:family="text">
      <style:text-properties officeooo:rsid="0023063f"/>
    </style:style>
    <style:style style:name="T7" style:family="text">
      <style:text-properties officeooo:rsid="002a9581"/>
    </style:style>
    <style:style style:name="T8" style:family="text">
      <style:text-properties officeooo:rsid="002b6b47"/>
    </style:style>
    <style:style style:name="T9" style:family="text">
      <style:text-properties officeooo:rsid="002ccfc5"/>
    </style:style>
    <style:style style:name="T10" style:family="text">
      <style:text-properties officeooo:rsid="00394e2d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3">Seznam Planiranih Opravil</text:p>
      <text:p text:style-name="P12"/>
      <text:p text:style-name="P17">{% for plan in plan_list %}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{{ plan.oznaka }}</text:p>
          </table:table-cell>
          <table:table-cell table:style-name="Table3.B1" table:number-columns-spanned="2" office:value-type="string">
            <text:p text:style-name="P14">{{ plan.naziv }}</text:p>
          </table:table-cell>
          <table:covered-table-cell/>
        </table:table-row>
        <table:table-row>
          <table:table-cell table:style-name="Table3.A2" office:value-type="string">
            <text:p text:style-name="P21">Oznaka </text:p>
          </table:table-cell>
          <table:table-cell table:style-name="Table3.B2" office:value-type="string">
            <text:p text:style-name="P21">Oznaka opravila</text:p>
          </table:table-cell>
          <table:table-cell table:style-name="Table3.C2" office:value-type="string">
            <text:p text:style-name="P21">Naziv <text:span text:style-name="T5">opravila</text:span></text:p>
          </table:table-cell>
        </table:table-row>
        <table:table-row>
          <table:table-cell table:style-name="Table3.A3" office:value-type="string">
            <text:p text:style-name="P18">{% for <text:span text:style-name="T7">plano</text:span> in <text:span text:style-name="T9">plan.planiranoopravilo_set.all </text:span><text:s/>%<text:span text:style-name="T10">}</text:span>{{ <text:span text:style-name="T7">plano</text:span>.oznaka }}</text:p>
          </table:table-cell>
          <table:table-cell table:style-name="Table3.B3" office:value-type="string">
            <text:p text:style-name="P20">{{ <text:span text:style-name="T7">plano</text:span>.<text:span text:style-name="T7">naziv</text:span> }}</text:p>
          </table:table-cell>
          <table:table-cell table:style-name="Table3.C3" office:value-type="string">
            <text:p text:style-name="P6">{{ <text:span text:style-name="T7">plano</text:span>.<text:span text:style-name="T8">perioda</text:span> }}</text:p>
          </table:table-cell>
        </table:table-row>
        <table:table-row>
          <table:table-cell table:style-name="Table3.A3" office:value-type="string">
            <text:p text:style-name="P4">{% endfor %}</text:p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</table:table-row>
      </table:table>
      <text:p text:style-name="P19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" office:name="eda5"><draw:frame draw:style-name="Mfr1" draw:name="Image1" text:anchor-type="as-char" svg:y="-0.1689in" svg:width="0.1945in" style:rel-width="scale" svg:height="0.1618in" style:rel-height="scale" draw:z-index="1"><draw:image xlink:href="Pictures/1000000000000111000000E954386B088333C6F2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417A63D2D72C48C2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1T14:43:04.965268517</dc:date>
    <meta:editing-duration>PT56M6S</meta:editing-duration>
    <meta:editing-cycles>49</meta:editing-cycles>
    <meta:generator>LibreOffice/5.1.4.2$Linux_X86_64 LibreOffice_project/10m0$Build-2</meta:generator>
    <meta:document-statistic meta:table-count="3" meta:image-count="2" meta:object-count="0" meta:page-count="1" meta:paragraph-count="21" meta:word-count="68" meta:character-count="441" meta:non-whitespace-character-count="389"/>
  </office:meta>
</office:document-meta>
</file>